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24C000002E93BD0FDC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22.285cm" svg:x="2.757cm" svg:y="2.5cm">
          <draw:image xlink:href="Pictures/100000000000024C000002E93BD0FD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24:41.56</dc:date>
    <dc:creator>Hui  Lin</dc:creator>
    <meta:document-statistic meta:object-count="1"/>
  </office:meta>
</office:document-meta>
</file>